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Mauvaise évaluation des besoins (moyens, coûts, délais)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Mauvaise évaluation des délais : prise de retard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Développement en spirale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vision des objectifs facultatifs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office:value-type="string" calcext:value-type="string" table:number-columns-spanned="5" table:number-rows-spanned="1">
            <text:p>Augmentation du nombre d'heures travaillées par jour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Suivi du taux d'avancement du projet / tâch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probable, peut mener à un projet moins abouti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4:29.464351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4:57.425020894</dc:date>
    <meta:editing-duration>PT40M57S</meta:editing-duration>
    <meta:editing-cycles>24</meta:editing-cycles>
    <meta:generator>LibreOffice/4.1.5.3$Linux_X86_64 LibreOffice_project/1c1366bba2ba2b554cd2ca4d87c06da81c05d24</meta:generator>
    <meta:document-statistic meta:table-count="3" meta:cell-count="101" meta:object-count="0"/>
  </office:meta>
</office:document-meta>
</file>